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C7739A0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11cm, 3.11cm, 8.89cm, 1.70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5cm" svg:height="22.399cm" svg:x="1.092cm" svg:y="2.292cm">
          <draw:image xlink:href="Pictures/10000000000005E8000007E0C7739A0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09:10.000542732</dc:date>
    <meta:editing-duration>PT3M4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